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CleaningConvertorBuilder.service( ServiceManager servic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CleaningConvertorBuilder.build( Element elem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7">
            <text:p text:style-name="Table_20_Contents">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